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officeooo:rsid="0018fe95" officeooo:paragraph-rsid="0018fe95" style:font-size-asian="13pt" style:font-weight-asian="bold" style:font-size-complex="13pt" style:font-weight-complex="bold"/>
    </style:style>
    <style:style style:name="P7" style:family="paragraph" style:parent-style-name="Standard" style:master-page-name="">
      <style:paragraph-properties fo:margin-left="0.4366in" fo:margin-right="0.4366in" fo:text-align="center" style:justify-single-word="false" fo:text-indent="0in" style:auto-text-indent="false" style:page-number="auto"/>
      <style:text-properties style:font-name="Arial" fo:font-size="7pt" officeooo:rsid="0018fe95" officeooo:paragraph-rsid="0018fe95" style:font-name-asian="Webdings" style:font-size-asian="7pt" style:font-name-complex="Webdings" style:font-size-complex="7pt"/>
    </style:style>
    <style:style style:name="P8" style:family="paragraph">
      <style:paragraph-properties fo:text-align="center"/>
    </style:style>
    <style:style style:name="T1" style:family="text">
      <style:text-properties officeooo:rsid="0018fe95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8"><text:span text:style-name="T2">Iowa Scaled Engineering, LLC</text:span></text:p>
          <text:p text:style-name="P8"><text:span text:style-name="T2"/></text:p>
          <text:p text:style-name="P8"><text:span text:style-name="T2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DCC Block Detector</text:p>
      <text:p text:style-name="P2"/>
      <text:p text:style-name="P7">The CKT-BD1 is a single-channel DCC block detector designed for high reliability and easy installation, providing two open collector outputs, adjustable sensitivity, and isolation between the track and signal systems.</text:p>
      <text:p text:style-name="P3"/>
      <text:p text:style-name="P4">CKT-<text:span text:style-name="T1">BD1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6-07-18T20:57:54.224395029</dc:date>
    <meta:editing-duration>PT41M</meta:editing-duration>
    <meta:editing-cycles>16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34" meta:character-count="242" meta:non-whitespace-character-count="211"/>
  </office:meta>
</office:document-meta>
</file>